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8])" office:value-type="float" office:value="196.3" calcext:value-type="float">
            <text:p>196.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2:.C29])" office:value-type="float" office:value="1285.84" calcext:value-type="float">
            <text:p>1285.8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3:.C37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40:.C44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60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2])" office:value-type="float" office:value="3277.73" calcext:value-type="float">
            <text:p>3277.73</text:p>
          </table:table-cell>
          <table:table-cell table:formula="of:=SUM([.D1:.D62])" office:value-type="float" office:value="3277.73" calcext:value-type="float">
            <text:p>3277.7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7:.C75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63];[.D76])" office:value-type="float" office:value="2453.21" calcext:value-type="float">
            <text:p>2453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00-00-00</text:date>, <text:time style:data-style-name="N2" text:time-value="12:40:02.43844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2:47:56.382169604</dc:date>
    <meta:editing-duration>P1DT8H11M12S</meta:editing-duration>
    <meta:editing-cycles>162</meta:editing-cycles>
    <meta:generator>LibreOffice/5.1.6.2$Linux_X86_64 LibreOffice_project/10m0$Build-2</meta:generator>
    <meta:document-statistic meta:table-count="4" meta:cell-count="543" meta:object-count="0"/>
  </office:meta>
</office:document-meta>
</file>